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b4c7dc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432cm" fo:min-width="6.1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4.12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6d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b4c7dc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78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4ea6b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4ea6b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d7d7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4ea6b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>
      <style:graphic-properties draw:stroke="none" svg:stroke-color="#000000" draw:fill="none" draw:fill-color="#ffffff" fo:min-height="0.723cm" loext:decorative="false"/>
      <style:paragraph-properties style:writing-mode="lr-tb"/>
    </style:style>
    <style:style style:name="gr3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9.17cm" fo:min-width="27.92cm" fo:padding-top="0.165cm" fo:padding-bottom="0.165cm" fo:padding-left="0.29cm" fo:padding-right="0.29cm" loext:decorative="false"/>
    </style:style>
    <style:style style:name="gr3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57cm" fo:min-width="27.92cm" fo:padding-top="0.165cm" fo:padding-bottom="0.165cm" fo:padding-left="0.29cm" fo:padding-right="0.29cm" loext:decorative="false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6d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b4c7dc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894cm" fo:min-width="8.1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cccccc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d7d7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4ea6b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2.615cm"/>
          <draw:glue-point draw:id="17" svg:x="5cm" svg:y="-1.975cm"/>
          <draw:custom-shape draw:style-name="gr2" draw:text-style-name="P2" draw:layer="layout" svg:width="6.6cm" svg:height="1.153cm" svg:x="16.4cm" svg:y="8.7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wifi_service</text:span></text:p>
            <text:p text:style-name="P1"><text:span text:style-name="T1">&lt;&lt;componen</text:span><text:span text:style-name="T1">t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6cm" svg:height="1.641cm" svg:x="16.4cm" svg:y="9.913cm">
            <text:p text:style-name="P3"><text:span text:style-name="T1">- wifi_connect_thread: Thread</text:span></text:p>
            <text:p text:style-name="P3"><text:span text:style-name="T1">- accesspoint_ssid: string</text:span></text:p>
            <text:p text:style-name="P3"><text:span text:style-name="T1">- ACCESSPOINT_HOST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6.6cm" svg:height="4.945cm" svg:x="16.4cm" svg:y="11.55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 access_point_start()</text:span></text:p>
            <text:p text:style-name="P3"><text:span text:style-name="T1">+ access_point_stop()</text:span></text:p>
            <text:p text:style-name="P3"><text:span text:style-name="T1">+ send_message()</text:span></text:p>
            <text:p text:style-name="P3"><text:span text:style-name="T1">- wifi_connect.start()</text:span></text:p>
            <text:p text:style-name="P3"><text:span text:style-name="T1">- wifi_disconnect()</text:span></text:p>
            <text:p text:style-name="P3"><text:span text:style-name="T1">- wifi_connect_thread()</text:span></text:p>
            <text:p text:style-name="P3"><text:span text:style-name="T1">- get_wifi_networks()</text:span></text:p>
            <text:p text:style-name="P3"><text:span text:style-name="T1">- get_wifi_connection()</text:span></text:p>
            <text:p text:style-name="P3"><text:span text:style-name="T1">- get_wifi_nm_connections()</text:span></text:p>
            <text:p text:style-name="P3"><text:span text:style-name="T1">- get_states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xml:id="id2" draw:id="id2" draw:layer="layout" svg:width="4.58cm" svg:height="1.5cm" svg:x="16.72cm" svg:y="18.5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"><text:span text:style-name="T2">NetworkManager</text:span></text:p>
          <text:p text:style-name="P5"><text:span text:style-name="T2">&lt;&lt;LinuxService&gt;&gt;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9.7cm" svg:y1="16.499cm" svg:x2="19.01cm" svg:y2="18.5cm" draw:start-shape="id1" draw:start-glue-point="2" draw:end-shape="id2" draw:end-glue-point="0" svg:d="M19700 16499v1000h-690v1001" svg:viewBox="0 0 691 2002">
          <text:p/>
        </draw:connector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8" draw:layer="layout" svg:width="4.903cm" svg:height="1.153cm" svg:x="7.497cm" svg:y="1.8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_control</text:span></text:p>
            <text:p text:style-name="P1"><text:span text:style-name="T1">&lt;&lt;ControlProgram&gt;</text:span><text:span text:style-name="T1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4.903cm" svg:height="1.627cm" svg:x="7.497cm" svg:y="2.97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Uses:</text:span></text:p>
            <text:p text:style-name="P3"><text:span text:style-name="T1">web_service</text:span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7cm"/>
          <draw:custom-shape draw:style-name="gr9" draw:text-style-name="P2" draw:layer="layout" svg:width="5.232cm" svg:height="1.153cm" svg:x="8.995cm" svg:y="6.26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web_service</text:span></text:p>
            <text:p text:style-name="P1"><text:span text:style-name="T1">&lt;&lt;component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232cm" svg:height="1.255cm" svg:x="8.995cm" svg:y="7.421cm">
            <text:p text:style-name="P3"><text:span text:style-name="T1">-</text:span><text:span text:style-name="T1"><text:tab/></text:span><text:span text:style-name="T1">host: string</text:span></text:p>
            <text:p text:style-name="P3"><text:span text:style-name="T1">-</text:span><text:span text:style-name="T1"><text:tab/></text:span><text:span text:style-name="T1">port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5.232cm" svg:height="3.049cm" svg:x="8.995cm" svg:y="8.67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 start()</text:span></text:p>
            <text:p text:style-name="P3"><text:span text:style-name="T1">+ stop()</text:span></text:p>
            <text:p text:style-name="P3"><text:span text:style-name="T1">+ get_state()</text:span></text:p>
            <text:p text:style-name="P3"><text:span text:style-name="T1">- send_web_message()</text:span></text:p>
            <text:p text:style-name="P3"><text:span text:style-name="T1">- reset_time()</text:span></text:p>
            <text:p text:style-name="P3"><text:span text:style-name="T1">- ru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7" draw:layer="layout" svg:x1="14.227cm" svg:y1="8.996cm" svg:x2="16.401cm" svg:y2="9.396cm" draw:start-shape="id3" draw:start-glue-point="1" draw:end-shape="id1" draw:end-glue-point="6" svg:d="M14227 8996h1087v400h1087" svg:viewBox="0 0 2175 401">
          <text:p/>
        </draw:connector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3" draw:text-style-name="P9" draw:layer="layout" svg:width="4.25cm" svg:height="1.153cm" svg:x="2.35cm" svg:y="13.44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_logging</text:span></text:p>
            <text:p text:style-name="P1"><text:span text:style-name="T1">&lt;&lt;utility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4.25cm" svg:height="2.101cm" svg:x="2.35cm" svg:y="14.59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debug()</text:span></text:p>
            <text:p text:style-name="P3"><text:span text:style-name="T1">+ info()</text:span></text:p>
            <text:p text:style-name="P3"><text:span text:style-name="T1">+ warning()</text:span></text:p>
            <text:p text:style-name="P3"><text:span text:style-name="T1">+ err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" draw:text-style-name="P7" draw:layer="layout" svg:x1="8.996cm" svg:y1="11.181cm" svg:x2="6.6cm" svg:y2="16.045cm" draw:start-shape="id3" draw:start-glue-point="11" draw:end-shape="id4" draw:end-glue-point="8" svg:d="M8996 11181h-1198v4864h-1198" svg:viewBox="0 0 2397 4865">
          <text:p/>
        </draw:connector>
        <draw:connector draw:style-name="gr16" draw:text-style-name="P7" draw:layer="layout" draw:line-skew="-1.275cm" svg:x1="16.4cm" svg:y1="12.629cm" svg:x2="6.6cm" svg:y2="16.045cm" draw:start-shape="id1" draw:start-glue-point="3" draw:end-shape="id4" draw:end-glue-point="8" svg:d="M16400 12629h-6175v3416h-3625" svg:viewBox="0 0 9801 3417">
          <text:p/>
        </draw:connector>
        <draw:g draw:style-name="gr1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7" draw:text-style-name="P9" draw:layer="layout" svg:width="6.65cm" svg:height="1.153cm" svg:x="2.35cm" svg:y="17.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_utils</text:span></text:p>
            <text:p text:style-name="P1"><text:span text:style-name="T1">&lt;&lt;utility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6.65cm" svg:height="1.153cm" svg:x="2.35cm" svg:y="19.0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check_internet_connection()</text:span></text:p>
            <text:p text:style-name="P3"><text:span text:style-name="T1">+ run_shell_scrip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9" draw:text-style-name="P7" draw:layer="layout" svg:x1="16.401cm" svg:y1="15.955cm" svg:x2="9cm" svg:y2="19.551cm" draw:start-shape="id1" draw:start-glue-point="11" draw:end-shape="id5" draw:end-glue-point="8" svg:d="M16401 15955h-3701v3596h-3700" svg:viewBox="0 0 7402 3597">
          <text:p/>
        </draw:connector>
        <draw:connector draw:style-name="gr20" draw:text-style-name="P7" draw:layer="layout" draw:line-skew="-0.673cm" svg:x1="8.995cm" svg:y1="8.996cm" svg:x2="2.35cm" svg:y2="19.551cm" draw:start-shape="id3" draw:start-glue-point="3" draw:end-shape="id5" draw:end-glue-point="9" svg:d="M8995 8996h-7845v10555h1200" svg:viewBox="0 0 7846 10556">
          <text:p/>
        </draw:connector>
        <draw:connector draw:style-name="gr21" draw:text-style-name="P7" draw:layer="layout" svg:x1="9.948cm" svg:y1="4.6cm" svg:x2="11.611cm" svg:y2="6.268cm" draw:start-shape="id6" draw:start-glue-point="2" draw:end-shape="id3" draw:end-glue-point="0" svg:d="M9948 4600v833h1663v835" svg:viewBox="0 0 1664 1669">
          <text:p/>
        </draw:connector>
        <draw:frame draw:style-name="gr22" draw:text-style-name="P10" draw:layer="layout" svg:width="3cm" svg:height="0.806cm" svg:x="11.2cm" svg:y="4.694cm">
          <draw:text-box>
            <text:p><text:span text:style-name="T3">&lt;&lt;use&gt;&gt;</text:span></text:p>
          </draw:text-box>
        </draw:frame>
        <draw:frame draw:style-name="gr22" draw:text-style-name="P10" draw:layer="layout" svg:width="3cm" svg:height="0.806cm" svg:x="3.1cm" svg:y="8.2cm">
          <draw:text-box>
            <text:p><text:span text:style-name="T3">&lt;&lt;use&gt;&gt;</text:span></text:p>
          </draw:text-box>
        </draw:frame>
        <draw:frame draw:style-name="gr23" draw:text-style-name="P10" draw:layer="layout" svg:width="3cm" svg:height="1.1cm" svg:x="5.4cm" svg:y="11.6cm">
          <draw:text-box>
            <text:p><text:span text:style-name="T3">&lt;&lt;use&gt;&gt;</text:span></text:p>
          </draw:text-box>
        </draw:frame>
        <draw:frame draw:style-name="gr22" draw:text-style-name="P10" draw:layer="layout" svg:width="3cm" svg:height="0.806cm" svg:x="8.5cm" svg:y="16.094cm">
          <draw:text-box>
            <text:p><text:span text:style-name="T3">&lt;&lt;use&gt;&gt;</text:span></text:p>
          </draw:text-box>
        </draw:frame>
        <draw:frame draw:style-name="gr22" draw:text-style-name="P10" draw:layer="layout" svg:width="3cm" svg:height="0.806cm" svg:x="10.3cm" svg:y="18.794cm">
          <draw:text-box>
            <text:p><text:span text:style-name="T3">&lt;&lt;use&gt;&gt;</text:span></text:p>
          </draw:text-box>
        </draw:frame>
        <draw:frame draw:style-name="gr22" draw:text-style-name="P10" draw:layer="layout" svg:width="3cm" svg:height="0.806cm" svg:x="19.9cm" svg:y="17.6cm">
          <draw:text-box>
            <text:p><text:span text:style-name="T3">&lt;&lt;use&gt;&gt;</text:span></text:p>
          </draw:text-box>
        </draw:frame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4" draw:text-style-name="P11" draw:layer="layout" svg:width="8.8cm" svg:height="1.153cm" svg:x="19.3cm" svg:y="3.24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_const</text:span></text:p>
            <text:p text:style-name="P1"><text:span text:style-name="T1">&lt;&lt;artefact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8.8cm" svg:height="2.575cm" svg:x="19.3cm" svg:y="4.39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ACCESS_POINT_SSID: string</text:span></text:p>
            <text:p text:style-name="P3"><text:span text:style-name="T1">+ MESSAGE_WIFI_XXX: string</text:span></text:p>
            <text:p text:style-name="P3"><text:span text:style-name="T1">+ WEB_SERVER_HOST: string</text:span></text:p>
            <text:p text:style-name="P3"><text:span text:style-name="T1">+ WEB_SERVER_PORT: int</text:span></text:p>
            <text:p text:style-name="P3"><text:span text:style-name="T1">+ MESSAGE_WEB_SERVICE_XXX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6" draw:text-style-name="P7" draw:layer="layout" svg:x1="14.227cm" svg:y1="8.069cm" svg:x2="23.7cm" svg:y2="6.974cm" draw:start-shape="id3" draw:start-glue-point="16" draw:end-shape="id7" draw:end-glue-point="2" svg:d="M14227 8069h9473v-1095" svg:viewBox="0 0 9474 1096">
          <text:p/>
        </draw:connector>
        <draw:connector draw:style-name="gr27" draw:text-style-name="P7" draw:layer="layout" svg:x1="23cm" svg:y1="10.606cm" svg:x2="23.7cm" svg:y2="6.974cm" draw:start-shape="id1" draw:start-glue-point="16" draw:end-shape="id7" draw:end-glue-point="2" svg:d="M23000 10606h700v-3632" svg:viewBox="0 0 701 3633">
          <text:p/>
        </draw:connector>
        <draw:frame draw:style-name="gr28" draw:text-style-name="P12" draw:layer="layout" svg:width="2.8cm" svg:height="0.725cm" svg:x="18.2cm" svg:y="7.275cm">
          <draw:text-box>
            <text:p><text:span text:style-name="T4">&lt;&lt;reads&gt;&gt;</text:span></text:p>
          </draw:text-box>
        </draw:frame>
        <draw:frame draw:style-name="gr28" draw:text-style-name="P12" draw:layer="layout" svg:width="2.8cm" svg:height="0.725cm" svg:x="23.7cm" svg:y="9.475cm">
          <draw:text-box>
            <text:p><text:span text:style-name="T4">&lt;&lt;reads&gt;&gt;</text:span></text:p>
          </draw:text-box>
        </draw:frame>
        <draw:g draw:style-name="gr1" xml:id="id8" draw:id="id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9" draw:text-style-name="P9" draw:layer="layout" svg:width="5.173cm" svg:height="1.153cm" svg:x="23.427cm" svg:y="14.6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Thread</text:span></text:p>
            <text:p text:style-name="P1"><text:span text:style-name="T1">&lt;&lt;utility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173cm" svg:height="0.679cm" svg:x="23.427cm" svg:y="15.8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(from threading modul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7" draw:layer="layout" svg:x1="26.53cm" svg:y1="14.668cm" svg:x2="23cm" svg:y2="11.101cm" draw:start-shape="id8" draw:start-glue-point="12" draw:end-shape="id1" draw:end-glue-point="17" svg:d="M26530 14668v-3567h-3530" svg:viewBox="0 0 3531 3568">
          <text:p/>
        </draw:connector>
        <draw:frame draw:style-name="gr32" draw:text-style-name="P13" draw:layer="layout" svg:width="8.1cm" svg:height="0.973cm" svg:x="10cm" svg:y="0.3cm">
          <draw:text-box>
            <text:p>Logical view: web_service</text:p>
          </draw:text-box>
        </draw:frame>
        <draw:g draw:style-name="gr1">
          <draw:custom-shape draw:style-name="gr33" draw:text-style-name="P14" draw:layer="layout" svg:width="28.5cm" svg:height="19.5cm" svg:x="0.6cm" svg:y="1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28.5cm" svg:height="0.9cm" svg:x="0.6cm" svg:y="0.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ard"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5" draw:text-style-name="P8" draw:layer="layout" svg:width="4.903cm" svg:height="1.153cm" svg:x="10.597cm" svg:y="1.5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_control</text:span></text:p>
            <text:p text:style-name="P1"><text:span text:style-name="T1">&lt;&lt;ControlProgram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903cm" svg:height="1.627cm" svg:x="10.597cm" svg:y="2.67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Uses:</text:span></text:p>
            <text:p text:style-name="P3"><text:span text:style-name="T1">mpd_control</text:span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-5cm" svg:y="-3.141cm"/>
          <draw:g draw:style-name="gr1">
            <draw:custom-shape draw:style-name="gr37" draw:text-style-name="P2" draw:layer="layout" svg:width="8.6cm" svg:height="1.153cm" svg:x="7.8cm" svg:y="6.672cm">
              <draw:glue-point draw:id="4" svg:x="-4.442cm" svg:y="-5cm"/>
              <draw:glue-point draw:id="5" svg:x="-2.22cm" svg:y="-5cm"/>
              <draw:glue-point draw:id="6" svg:x="2.223cm" svg:y="-5cm"/>
              <draw:glue-point draw:id="7" svg:x="4.446cm" svg:y="-5cm"/>
              <draw:glue-point draw:id="8" svg:x="0.001cm" svg:y="0.634cm" draw:align="top-left"/>
              <draw:glue-point draw:id="9" svg:x="-0.001cm" svg:y="0.634cm" draw:align="top-right"/>
              <text:p text:style-name="P1"><text:span text:style-name="T1">mpd_control</text:span></text:p>
              <text:p text:style-name="P1"><text:span text:style-name="T1">&lt;&lt;component&gt;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4" draw:layer="layout" svg:width="8.6cm" svg:height="2.103cm" svg:x="7.8cm" svg:y="7.825cm">
              <text:p text:style-name="P3"><text:span text:style-name="T1">- update_mpd_database: Thread</text:span></text:p>
              <text:p text:style-name="P3"><text:span text:style-name="T1">- host: string</text:span></text:p>
              <text:p text:style-name="P3"><text:span text:style-name="T1">- port: int</text:span></text:p>
              <text:p text:style-name="P3"><text:span text:style-name="T1">- CROSSFADE: int</text:span></text:p>
              <text:p text:style-name="P3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4" draw:layer="layout" svg:width="8.6cm" svg:height="8.737cm" svg:x="7.8cm" svg:y="9.928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3"><text:span text:style-name="T1">- connect()</text:span></text:p>
              <text:p text:style-name="P3"><text:span text:style-name="T1">- is_connected()</text:span></text:p>
              <text:p text:style-name="P3"><text:span text:style-name="T1">- maintain_connection()</text:span></text:p>
              <text:p text:style-name="P3"><text:span text:style-name="T1">- ensure_client()</text:span></text:p>
              <text:p text:style-name="P3"><text:span text:style-name="T1">- remove_song_when_finished()</text:span></text:p>
              <text:p text:style-name="P3"><text:span text:style-name="T1">+ play_preset()</text:span></text:p>
              <text:p text:style-name="P3"><text:span text:style-name="T1">+ play()</text:span></text:p>
              <text:p text:style-name="P3"><text:span text:style-name="T1">+ pause()</text:span></text:p>
              <text:p text:style-name="P3"><text:span text:style-name="T1">+ next()</text:span></text:p>
              <text:p text:style-name="P3"><text:span text:style-name="T1">+ start_update_mpd_database_thread()</text:span></text:p>
              <text:p text:style-name="P3"><text:span text:style-name="T1">+ cancel_update()</text:span></text:p>
              <text:p text:style-name="P3"><text:span text:style-name="T1">? stop()</text:span></text:p>
              <text:p text:style-name="P3"><text:span text:style-name="T1">? restart_mpd_service()</text:span></text:p>
              <text:p text:style-name="P3"><text:span text:style-name="T1">? get_list()</text:span></text:p>
              <text:p text:style-name="P3"><text:span text:style-name="T1">? get_songs()</text:span></text:p>
              <text:p text:style-name="P3"><text:span text:style-name="T1">? search()</text:span></text:p>
              <text:p text:style-name="P3"><text:span text:style-name="T1">? play_song()</text:span></text:p>
              <text:p text:style-name="P3"><text:span text:style-name="T1">? get_playlist_name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40" draw:text-style-name="P7" draw:layer="layout" svg:x1="19.501cm" svg:y1="10.236cm" svg:x2="16.4cm" svg:y2="12.668cm" draw:start-shape="id9" draw:start-glue-point="6" draw:end-shape="id10" draw:end-glue-point="1" svg:d="M19501 10236h-1551v2432h-1550" svg:viewBox="0 0 3102 2433">
          <text:p/>
        </draw:connector>
        <draw:frame draw:style-name="gr22" draw:text-style-name="P10" draw:layer="layout" svg:width="3cm" svg:height="0.806cm" svg:x="12.4cm" svg:y="5.594cm">
          <draw:text-box>
            <text:p><text:span text:style-name="T3">&lt;&lt;use&gt;&gt;</text:span></text:p>
          </draw:text-box>
        </draw:frame>
        <draw:connector draw:style-name="gr41" draw:text-style-name="P7" draw:layer="layout" svg:x1="13.048cm" svg:y1="4.3cm" svg:x2="12.1cm" svg:y2="6.672cm" draw:start-shape="id11" draw:start-glue-point="2" draw:end-shape="id10" draw:end-glue-point="0" svg:d="M13048 4300v1185h-948v1187" svg:viewBox="0 0 949 2373">
          <text:p/>
        </draw:connector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3.161cm"/>
          <draw:custom-shape draw:style-name="gr42" draw:text-style-name="P15" draw:layer="layout" svg:width="4.5cm" svg:height="1.153cm" svg:x="19.5cm" svg:y="9.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MPD_server</text:span></text:p>
            <text:p text:style-name="P1"><text:span text:style-name="T1">&lt;&lt;Server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4.5cm" svg:height="1.255cm" svg:x="19.5cm" svg:y="10.753cm">
            <text:p text:style-name="P3"><text:span text:style-name="T1">- host: string</text:span></text:p>
            <text:p text:style-name="P3"><text:span text:style-name="T1">- port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4.5cm" svg:height="6.841cm" svg:x="19.5cm" svg:y="12.00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 connect()</text:span></text:p>
            <text:p text:style-name="P3"><text:span text:style-name="T1">+ play()</text:span></text:p>
            <text:p text:style-name="P3"><text:span text:style-name="T1">+ next()</text:span></text:p>
            <text:p text:style-name="P3"><text:span text:style-name="T1">+ pause()</text:span></text:p>
            <text:p text:style-name="P3"><text:span text:style-name="T1">+ stop()</text:span></text:p>
            <text:p text:style-name="P3"><text:span text:style-name="T1">+ add()</text:span></text:p>
            <text:p text:style-name="P3"><text:span text:style-name="T1">+ load()</text:span></text:p>
            <text:p text:style-name="P3"><text:span text:style-name="T1">+ status()</text:span></text:p>
            <text:p text:style-name="P3"><text:span text:style-name="T1">+ listfiles()</text:span></text:p>
            <text:p text:style-name="P3"><text:span text:style-name="T1">+ addid()</text:span></text:p>
            <text:p text:style-name="P3"><text:span text:style-name="T1">+ update()</text:span></text:p>
            <text:p text:style-name="P3"><text:span text:style-name="T1">+ clear()</text:span></text:p>
            <text:p text:style-name="P3"><text:span text:style-name="T1">+ ping()</text:span></text:p>
            <text:p text:style-name="P3"><text:span text:style-name="T1">+ listplaylists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2" draw:id="id1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5" draw:text-style-name="P11" draw:layer="layout" svg:width="5.6cm" svg:height="1.153cm" svg:x="22.9cm" svg:y="3.04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Mpd.conf</text:span></text:p>
            <text:p text:style-name="P1"><text:span text:style-name="T1">&lt;&lt;artefact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4" draw:layer="layout" svg:width="5.6cm" svg:height="4.471cm" svg:x="22.9cm" svg:y="4.2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music_directory: string</text:span></text:p>
            <text:p text:style-name="P3"><text:span text:style-name="T1">playlist_directory: string</text:span></text:p>
            <text:p text:style-name="P3"><text:span text:style-name="T1">db_file: string</text:span></text:p>
            <text:p text:style-name="P3"><text:span text:style-name="T1">state_file: string</text:span></text:p>
            <text:p text:style-name="P3"><text:span text:style-name="T1">sticker_file: string</text:span></text:p>
            <text:p text:style-name="P3"><text:span text:style-name="T1">user: string</text:span></text:p>
            <text:p text:style-name="P3"><text:span text:style-name="T1">bind_to_address: string</text:span></text:p>
            <text:p text:style-name="P3"><text:span text:style-name="T1">restore_paused: string</text:span></text:p>
            <text:p text:style-name="P3"><text:span text:style-name="T1">audio_output: js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7" draw:text-style-name="P7" draw:layer="layout" svg:x1="24cm" svg:y1="11.301cm" svg:x2="25.7cm" svg:y2="8.671cm" draw:start-shape="id9" draw:start-glue-point="16" draw:end-shape="id12" draw:end-glue-point="2" svg:d="M24000 11301h1700v-2630" svg:viewBox="0 0 1701 2631">
          <text:p/>
        </draw:connector>
        <draw:frame draw:style-name="gr28" draw:text-style-name="P12" draw:layer="layout" svg:width="2.8cm" svg:height="0.725cm" svg:x="24.4cm" svg:y="11.3cm">
          <draw:text-box>
            <text:p><text:span text:style-name="T4">&lt;&lt;reads&gt;&gt;</text:span></text:p>
          </draw:text-box>
        </draw:frame>
        <draw:g draw:style-name="gr1" xml:id="id13" draw:id="id1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8" draw:text-style-name="P9" draw:layer="layout" svg:width="5.173cm" svg:height="1.153cm" svg:x="1.227cm" svg:y="10.48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Thread</text:span></text:p>
            <text:p text:style-name="P1"><text:span text:style-name="T1">&lt;&lt;utility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5.173cm" svg:height="0.679cm" svg:x="1.227cm" svg:y="11.6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(from threading modul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0" draw:text-style-name="P7" draw:layer="layout" svg:x1="7.8cm" svg:y1="8.901cm" svg:x2="3.813cm" svg:y2="10.487cm" draw:start-shape="id10" draw:start-glue-point="16" draw:end-shape="id13" draw:end-glue-point="0" svg:d="M7800 8901h-3987v1586" svg:viewBox="0 0 3988 1587">
          <text:p/>
        </draw:connector>
        <draw:g draw:style-name="gr1">
          <draw:custom-shape draw:style-name="gr33" draw:text-style-name="P14" draw:layer="layout" svg:width="28.5cm" svg:height="19.5cm" svg:x="0.6cm" svg:y="1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28.5cm" svg:height="0.9cm" svg:x="0.6cm" svg:y="0.3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13" draw:layer="layout" svg:width="8cm" svg:height="0.973cm" svg:x="10.1cm" svg:y="0.301cm">
          <draw:text-box>
            <text:p>Logical view: mpd_contro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2:57:13.655000000</meta:creation-date>
    <dc:date>2025-05-08T17:44:14.101000000</dc:date>
    <meta:editing-duration>PT19H8M27S</meta:editing-duration>
    <meta:editing-cycles>23</meta:editing-cycles>
    <meta:generator>LibreOffice/24.2.7.2$Linux_X86_64 LibreOffice_project/420$Build-2</meta:generator>
    <meta:document-statistic meta:object-count="74"/>
  </office:meta>
</office:document-meta>
</file>